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elpdesk</text:h>
      <text:p text:style-name="P1">Built from tts - tickets is linked to location or entity. One can start (several)projects and (configurabel) entities (as reports) from the ticket - with two way links in the project(s) and the entit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34:53</dc:date>
    <dc:language>en-US</dc:language>
    <meta:editing-cycles>5</meta:editing-cycles>
    <meta:editing-duration>PT11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35" meta:character-count="209"/>
  </office:meta>
</office:document-meta>
</file>